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se are the instructions on how to use git</text:p>
      <text:p text:style-name="Standard"/>
      <text:p text:style-name="P1">Pushing a Change</text:p>
      <text:p text:style-name="Standard"/>
      <text:p text:style-name="Standard">Begin by using <text:s/>the command “cd git_bert”</text:p>
      <text:p text:style-name="Standard">Then use “git pull” to check if you have the newest version </text:p>
      <text:p text:style-name="Standard">Then use “git status” to check the status of the repository</text:p>
      <text:p text:style-name="Standard">If you are adding a file to the repository use “git add” and the files you are adding</text:p>
      <text:p text:style-name="Standard">Use “git commit” to commit the changes with “-m” <text:s/>to leave a comment about what you are changing</text:p>
      <text:p text:style-name="Standard">Use “git push” to finalize the changes to the repository</text:p>
      <text:p text:style-name="Standard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t4 </meta:initial-creator>
    <meta:creation-date>2014-01-18T11:17:34</meta:creation-date>
    <dc:date>2014-01-18T11:29:59</dc:date>
    <dc:creator>bert4 </dc:creator>
    <meta:editing-duration>P0D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9" meta:word-count="88" meta:character-count="460" meta:non-whitespace-character-count="374"/>
  </office:meta>
</office:document-meta>
</file>